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222222" style:font-name="arial" fo:font-size="7.19999980926514pt" fo:letter-spacing="normal" fo:font-style="normal" fo:font-weight="normal"/>
    </style:style>
    <style:style style:name="T2" style:family="text">
      <style:text-properties fo:font-variant="normal" fo:text-transform="none" fo:color="#222222" style:font-name="arial" fo:font-size="7.19999980926514pt" fo:letter-spacing="normal" fo:font-style="normal" fo:font-weight="normal" fo:background-color="#ffffcc"/>
    </style:style>
    <style:style style:name="T3" style:family="text">
      <style:text-properties fo:font-variant="normal" fo:text-transform="none" fo:color="#222222" fo:letter-spacing="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deadline for submitting the camera-ready version in May 16 (Friday).<text:line-break/><text:line-break/>----------------------- REVIEW 1 ---------------------<text:line-break/>OVERALL EVALUATION: 1 (weak accept)<text:line-break/>Reviewer's confidence: 4 (high)<text:line-break/>Relevance to WESAAC: 4 (good)<text:line-break/>Technical Content: 4 (good)<text:line-break/>Quality of Presentation: 3 (fair)<text:line-break/>Overall assessment: 3 (fair)<text:line-break/>Reviewer Confidence: 3 (high)<text:line-break/><text:line-break/>----------- REVIEW -----------<text:line-break/>The paper proposes an interesting approach that uses the Agents &amp; Artifacts model to enable the access of agents to the Semantic Web functionalities. However, the author does not describe quantitatively the benefits and consequences of using such approach since it does not present experiments.<text:line-break/><text:line-break/><text:line-break/>----------------------- REVIEW 2 ---------------------<text:line-break/>OVERALL EVALUATION: 0 (borderline paper)<text:line-break/>Reviewer's confidence: 4 (high)<text:line-break/>Relevance to WESAAC: 4 (good)<text:line-break/>Technical Content: 3 (fair)<text:line-break/>Quality of Presentation: 2 (poor)<text:line-break/>Overall assessment: 3 (fair)<text:line-break/>Reviewer Confidence: 3 (high)<text:line-break/><text:line-break/>----------- REVIEW -----------<text:line-break/>This paper aims at presenting a recommender system case study illustrating the use of agents and artifacts to access semantic web resources.<text:line-break/><text:line-break/>The paper is a bit short to appreciate all the features that are participating to the definition of this application.<text:line-break/><text:line-break/>Some choices are a bit obscure to me:<text:line-break/><text:span text:style-name="T4">- Where did you see that A&amp;A model doesn't allow access to artifact by more than one agent? it is very strange since Artifacts are used to define coordination tools for multiple agents.</text:span><text:line-break/><text:span text:style-name="T4">- Could you elaborate a bit on the coordination which is provided by the InputArtifact and OutputArtifact?</text:span><text:line-break/><text:span text:style-name="T4">- What do you mean by mapping an artifact to an agent?</text:span><text:line-break/>- I don't really see the worth of using artifacts and agents in this use case, as you describe and motivate it. Where is the distribution of processing, of knowledge reasoning, decision making?<text:line-break/>- why 9 agents while having three classes?<text:line-break/>These are some of the questions that I have in mind while reading the paper and didn't find any answer.<text:line-break/><text:line-break/><text:line-break/>----------------------- REVIEW 3 ---------------------<text:line-break/>OVERALL EVALUATION: 2 (accept)<text:line-break/>Reviewer's confidence: 3 (medium)<text:line-break/>Relevance to WESAAC: 4 (good)<text:line-break/><text:soft-page-break/>Technical Content: 4 (good)<text:line-break/>Quality of Presentation: 4 (good)<text:line-break/>Overall assessment: 4 (good)<text:line-break/>Reviewer Confidence: 2 (medium)<text:line-break/><text:line-break/>----------- REVIEW -----------<text:line-break/>The paper " Using Agents &amp; Artifacts to Access the SemanticWeb A Recommender System Case Study"<text:line-break/>Jéssica Pauli de C. Bonson, Elder Rizzon Santos" presents a recommender system where agents access the Semantic Web using  artifacts to model the environment. The system gives recommendations for Learning Object metadata recessing queries on DBPedia<text:line-break/><text:line-break/>This short paper is well written and its emphasis is on describing how a system with agents  ccessing the Semantic Web can be built. Although short, clearly written and focused, the paper is not easy to read to the focus it gives in combining different technologies and languages<text:line-break/>(DBPedia, SPARQL, Learning Objects, OBAA, etc)<text:line-break/><text:line-break/>I think that for the workshop presentation, in case the paper is accepted, emphasis should be given in explaining if the solutions that you are presenting are general or if they were adopted because they are the more adequate to your specific problem of interest (recommendation in education applications) - and in this case you should explain why that is th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1:01:41.95</meta:creation-date>
    <dc:date>2014-05-08T02:02:39.87</dc:date>
    <meta:editing-duration>PT45M46S</meta:editing-duration>
    <meta:editing-cycles>4</meta:editing-cycles>
    <meta:generator>OpenOffice.org/3.4.1$Win32 OpenOffice.org_project/341m1$Build-9593</meta:generator>
    <meta:document-statistic meta:table-count="0" meta:image-count="0" meta:object-count="0" meta:page-count="2" meta:paragraph-count="1" meta:word-count="510" meta:character-count="3324"/>
  </office:meta>
</office:document-meta>
</file>